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ntityMethodProcessorMockTests.shouldHandleConditionalRequestIfNoneMatch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EntityMethodProcessorMockTests.varyHeaderWithExisting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shouldHandleResponseHeaderAnd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ProcessorMockTests.handle1( HttpEntity &lt; String &gt; httpEntity , ResponseEntity &lt; String &gt; entity , int i , RequestEntity &lt; String &gt; request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MockTests.shouldFailHandlingWhenAcceptHeaderIlleg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shouldFailHandlingWhenConverterCannot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EntityMethodProcessorMockTests.shouldHandleReturnValueWith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EntityMethodProcessorMockTests.shouldHandleChangedETagAn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EntityMethodProcessorMockTests.shouldFailWithServerErrorIfContentTypeFrom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EntityMethodProcessorMockTests.varyHeaderWithExistingCommaSeparate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handl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MockTests.shouldFailHandlingWhenContentTyp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ProcessorMockTests.shouldFailResolvingWhenConverterCannot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EntityMethodProcessorMock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ttpEntityMethodProcessorMockTests.shouldFailResolvingWhenContentTyp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handle2x( HttpEntity &lt; ? &gt;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MockTests.testVaryHeader( String [ ] entityValues , String [ ] existingValues , String [ ]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ProcessorMockTests.assertResponse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tityMethodProcessorMockTests.shouldHandleValidatorHeadersInputRespon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ProcessorMockTests.handleEtagWithHttp304AndEtagFilterHasNoImpa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EntityMethodProcessorMockTests.shouldFailWithServerErrorIfContentTypeFromProducibl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EntityMethodProcessorMock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handleReturnValueVary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shouldResolveHttpEntityArg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EntityMethodProcessorMockTests.shouldHandleGetIfNoneMatch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EntityMethodProcessorMockTests.shouldHandleIfNoneMatchIfUnmodifiedSi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EntityMethodProcessorMockTests.shouldHandleResourceBy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EntityMethodProcessorMockTests.shouldHandleLastModifiedWithHttp3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EntityMethodProcessorMockTests.handle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MockTests.assertConditionalResponse( HttpStatus status , String body , String etag , long lastModifi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EntityMethodProcessorMockTests.shouldHandleResponseHeader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ProcessorMockTests.shouldHandle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EntityMethodProcessorMockTests.handleEtagWithHttp3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ProcessorMockTests.disableRangeSupportForStreamingRespon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EntityMethodProcessorMockTests.handle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Mock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EntityMethodProcessorMockTests.shouldHandl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ProcessorMockTests.shouldHandleIfNoneMatchIf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EntityMethodProcessorMockTests.handl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MockTests.varyHeaderWithExistingComma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shouldHandleNotModifie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EntityMethodProcessorMockTests.shouldResolveRequestEntityArg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EntityMethodProcessorMockTests.shouldHandleReturnValueWithProducible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EntityMethodProcessorMockTests.handle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MockTests.handle2( HttpEntity &lt; ? &gt;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ProcessorMockTests.initStringMessageConversion( MediaType accep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vary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ProcessorMockTests.shouldHandleETagAndLastModifiedWithHttp3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EntityMethodProcessorMockTests.handleReturnTypeResourceIllegalBy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ProcessorMockTests.shouldHandleProblem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tpEntityMethodProcessorMockTests.shouldNotFailPreconditionForPutRequ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ProcessorMockTests.shouldHandleErro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HttpEntityMethodProcessorMockTests.shouldHandleInvalidIfNoneMatchWithHttp2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ProcessorMockTests.disableRangeSupportIfContentRange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